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ingOutputFilterRea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OutputFil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yJar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BufferingOutputFilter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fferingOutputFilterRead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yJar.verifyOneJar( File j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ufferingOutputFilterReader.read( char [ ] cbuf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fferingOutputFilterReader.BufferingOutputFilterReader( Read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OutputFilter.chain(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yJar.setCertificates( boolean certific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OutputFilter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